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paragraph-rsid="001dbbbc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c7bf6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2">[contact.postal_address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s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title] [contact.lastname],</text:p>
      <text:p text:style-name="P4"/>
      <text:p text:style-name="P5">En réponse à votre courrier du [res_letterbox.doc_date], nous vous <text:span text:style-name="T3">informons que votre demande a été transmise à [transmissions.title1] [transmissions.firstname1] [transmissions.lastname1].</text:span></text:p>
      <text:p text:style-name="P4"/>
      <text:p text:style-name="P7">Veuillez insérer votre texte…</text:p>
      <text:p text:style-name="P6"/>
      <text:p text:style-name="P8">Sachez que la ville de Maarch-les-Bains met tout en œuvre pour le bonheur de ses concitoyens.</text:p>
      <text:p text:style-name="P8"/>
      <text:p text:style-name="P8"/>
      <text:p text:style-name="P8">Veuillez agréer, [contact.title], l'expression de nos salutations distinguées.</text:p>
      <text:p text:style-name="P8"/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><draw:frame draw:style-name="fr2" draw:name="Image 3" text:anchor-type="as-char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020100000153000000647F8A201ADF001458.png" xlink:type="simple" xlink:show="embed" xlink:actuate="onLoad" loext:mime-type="image/png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8-04-25T11:23:05.778684193</dc:date>
    <meta:editing-duration>PT12M14S</meta:editing-duration>
    <meta:editing-cycles>14</meta:editing-cycles>
    <meta:generator>LibreOffice/5.4.1.2$Linux_X86_64 LibreOffice_project/40m0$Build-2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1" meta:word-count="105" meta:character-count="861" meta:non-whitespace-character-count="768"/>
  </office:meta>
</office:document-meta>
</file>